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3">
      <style:paragraph-properties fo:text-align="start" style:justify-single-word="false"/>
      <style:text-properties style:text-position="0% 100%" officeooo:rsid="002770fc" officeooo:paragraph-rsid="002770fc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770fc" officeooo:paragraph-rsid="002770fc"/>
    </style:style>
    <style:style style:name="P7" style:family="paragraph" style:parent-style-name="Standard" style:list-style-name="L3">
      <style:paragraph-properties fo:text-align="start" style:justify-single-word="false"/>
      <style:text-properties style:text-position="0% 100%" officeooo:rsid="0028190b" officeooo:paragraph-rsid="0028190b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8190b" officeooo:paragraph-rsid="0028190b"/>
    </style:style>
    <style:style style:name="P9" style:family="paragraph" style:parent-style-name="Standard">
      <style:paragraph-properties fo:text-align="center" style:justify-single-word="false"/>
      <style:text-properties officeooo:paragraph-rsid="001f667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2770fc"/>
    </style:style>
    <style:style style:name="P12" style:family="paragraph" style:parent-style-name="Table_20_Contents">
      <style:paragraph-properties fo:text-align="center" style:justify-single-word="false"/>
      <style:text-properties officeooo:rsid="002770fc" officeooo:paragraph-rsid="002770fc"/>
    </style:style>
    <style:style style:name="P13" style:family="paragraph" style:parent-style-name="Table_20_Contents">
      <style:paragraph-properties fo:text-align="start" style:justify-single-word="false"/>
      <style:text-properties officeooo:rsid="002770fc" officeooo:paragraph-rsid="002770fc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>
      <style:paragraph-properties fo:text-align="center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770fc"/>
    </style:style>
    <style:style style:name="T4" style:family="text">
      <style:text-properties style:text-position="sub 58%"/>
    </style:style>
    <style:style style:name="T5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1" style:data-style-name="N0">1</text:variable-set>: <text:span text:style-name="T3">Electrostatics</text:span>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Particle</text:p>
          </table:table-cell>
          <table:table-cell table:style-name="Table1.A1" office:value-type="string">
            <text:p text:style-name="P12">Charge (C)</text:p>
          </table:table-cell>
          <table:table-cell table:style-name="Table1.C1" office:value-type="string">
            <text:p text:style-name="P12">Mass (kg)</text:p>
          </table:table-cell>
        </table:table-row>
        <table:table-row>
          <table:table-cell table:style-name="Table1.A2" office:value-type="string">
            <text:p text:style-name="P13">Electron</text:p>
          </table:table-cell>
          <table:table-cell table:style-name="Table1.A2" office:value-type="string">
            <text:p text:style-name="P10">-1.6021765 x 10<text:span text:style-name="T2">-19</text:span></text:p>
          </table:table-cell>
          <table:table-cell table:style-name="Table1.C2" office:value-type="string">
            <text:p text:style-name="P10">9.1094 x 10<text:span text:style-name="T2">-31</text:span></text:p>
          </table:table-cell>
        </table:table-row>
        <table:table-row>
          <table:table-cell table:style-name="Table1.A2" office:value-type="string">
            <text:p text:style-name="P14">Proton</text:p>
          </table:table-cell>
          <table:table-cell table:style-name="Table1.A2" office:value-type="string">
            <text:p text:style-name="P11"><text:span text:style-name="T3">+</text:span>1.6021765 x 10<text:span text:style-name="T2">-19</text:span></text:p>
          </table:table-cell>
          <table:table-cell table:style-name="Table1.C2" office:value-type="string">
            <text:p text:style-name="P12">1.67262 x 10<text:span text:style-name="T2">-27</text:span> kg</text:p>
          </table:table-cell>
        </table:table-row>
        <table:table-row>
          <table:table-cell table:style-name="Table1.A2" office:value-type="string">
            <text:p text:style-name="P13">Neutron</text:p>
          </table:table-cell>
          <table:table-cell table:style-name="Table1.A2" office:value-type="string">
            <text:p text:style-name="P12">0</text:p>
          </table:table-cell>
          <table:table-cell table:style-name="Table1.C2" office:value-type="string">
            <text:p text:style-name="P12">1.67493 x 10<text:span text:style-name="T2">-27</text:span> kg</text:p>
          </table:table-cell>
        </table:table-row>
      </table:table>
      <text:p text:style-name="P3"/>
      <text:list xml:id="list6277540270269782639" text:style-name="L3">
        <text:list-item>
          <text:p text:style-name="P7">Two balloons have charges of q<text:span text:style-name="T4">1</text:span> = 0.02 C and q<text:span text:style-name="T4">2</text:span> = -0.01 C. </text:p>
          <text:list>
            <text:list-item>
              <text:p text:style-name="P7">Is the force between the two balloons ____ Attractive or _____ Repulsive. <text:s/>(Check one)</text:p>
            </text:list-item>
          </text:list>
        </text:list-item>
      </text:list>
      <text:p text:style-name="P8"><text:tab/><text:tab/>Explain your answer: </text:p>
      <text:p text:style-name="P8"/>
      <text:p text:style-name="P8"/>
      <text:p text:style-name="P8"/>
      <text:list xml:id="list74824773970952" text:continue-numbering="true" text:style-name="L3">
        <text:list-item>
          <text:list>
            <text:list-item>
              <text:p text:style-name="P7">How far apart would the balloons need to be in order for no electrostatic force to be felt by either balloon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74824097860921" text:continue-numbering="true" text:style-name="L3">
        <text:list-item>
          <text:p text:style-name="P5">On average, the distance between a proton and an electron in a hydrogen atom is 5.3 x 10-11 m. Find the electrostatic force between the two particles. <text:s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4825217826114" text:continue-numbering="true" text:style-name="L3">
        <text:list-item>
          <text:p text:style-name="P5">Three point charges lie along the X-axis. <text:s/>The first charge, q<text:span text:style-name="T4">1</text:span> = 15 <text:span text:style-name="T5">m</text:span>C is located at x = 2m. <text:s/>The second change, q<text:span text:style-name="T4">2</text:span> = 6 <text:span text:style-name="T5">m</text:span>C is located at x = 0 m. <text:s/>The third charge, q<text:span text:style-name="T4">3</text:span>, is negative with unknown magnitude. <text:s/>If the net force on q<text:span text:style-name="T4">3</text:span> is zero, what is the location of q<text:span text:style-name="T4">3</text:span>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74825340255990" text:continue-numbering="true" text:style-name="L3">
        <text:list-item>
          <text:p text:style-name="P7">Two balloons hang from a string, as shown in the picture. <text:s/>Both balloons have a mass of 1.2 grams. <text:s/>They are separated from each other by a distance of 12 cm. <text:s/>Assuming the charges of the balloons are equal, find the charge of each balloon.</text:p>
        </text:list-item>
      </text:list>
      <text:p text:style-name="P4"><draw:line text:anchor-type="paragraph" draw:z-index="2" draw:style-name="gr1" draw:text-style-name="P15" svg:x1="5.1606in" svg:y1="0.0063in" svg:x2="4.6398in" svg:y2="0.5528in"><text:p/></draw:line><draw:line text:anchor-type="paragraph" draw:z-index="3" draw:style-name="gr2" draw:text-style-name="P15" svg:x1="5.1602in" svg:y1="0.0063in" svg:x2="5.5929in" svg:y2="0.5425in"><text:p/></draw:line></text:p>
      <text:p text:style-name="P3"/>
      <text:p text:style-name="P2"><draw:ellipse text:anchor-type="paragraph" draw:z-index="4" draw:style-name="gr3" draw:text-style-name="P15" svg:width="0.5476in" svg:height="0.6461in" svg:x="4.2752in" svg:y="0.1543in"><text:p text:style-name="P15">-</text:p></draw:ellipse><draw:ellipse text:anchor-type="paragraph" draw:z-index="5" draw:style-name="gr3" draw:text-style-name="P15" svg:width="0.5476in" svg:height="0.6461in" svg:x="5.3736in" svg:y="0.1591in"><text:p text:style-name="P15">-</text:p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08-26T07:48:23.541440656" text:date-adjust="PT24H00M00S">08/27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27:15.556356262</meta:creation-date>
    <meta:editing-duration>PT11M1S</meta:editing-duration>
    <meta:editing-cycles>4</meta:editing-cycles>
    <meta:generator>LibreOffice/4.2.6.2$Linux_X86_64 LibreOffice_project/420$Build-2</meta:generator>
    <meta:initial-creator>Jonas Williamson</meta:initial-creator>
    <dc:date>2014-08-26T07:48:23.502137107</dc:date>
    <dc:creator>Jonas Williamson</dc:creator>
    <meta:document-statistic meta:table-count="1" meta:image-count="1" meta:object-count="0" meta:page-count="2" meta:paragraph-count="22" meta:word-count="224" meta:character-count="1162" meta:non-whitespace-character-count="945"/>
  </office:meta>
</office:document-meta>
</file>